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25-02-03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24-10-0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24-01-11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23-02-03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22-10-1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21-11-0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20-12-08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20-09-1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20-01-16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9-08-27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9-02-11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8-08-09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8-01-10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7-01-30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6-09-22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6-01-1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5-07-07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5-01-27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4-01-1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3-08-12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3-01-04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2-09-21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1-12-14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1-09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1-01-0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10-01-0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9-01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8-09-2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8-01-15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7-09-21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7-01-03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6-08-25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6-01-25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2672" calcext:value-type="float">
            <text:p>76.2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5-08-18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5-06-17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5-01-26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4-11-1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4-11-17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4-09-02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4-04-19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4-02-10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3-09-10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3-04-1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3-01-15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2-11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2-09-23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2-06-04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2-05-07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2-01-1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1-09-25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1-05-0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1-02-2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62528" calcext:value-type="float">
            <text:p>79.6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0-10-16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0-06-0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2000-01-24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9-09-23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2" calcext:value-type="float">
            <text:p>101.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6-01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5-01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8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7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77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76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75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74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7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3672" calcext:value-type="float">
            <text:p>69.00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736095285301</text:p>
          </table:table-cell>
          <table:table-cell office:value-type="string" calcext:value-type="string">
            <text:p>197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6" meta:object-count="0"/>
    <meta:user-defined meta:name="AppVersion">3.0</meta:user-defined>
  </office:meta>
</office:document-meta>
</file>